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33cm" fo:min-width="0.389cm"/>
    </style:style>
    <style:style style:name="gr2" style:family="graphic" style:parent-style-name="standard">
      <style:graphic-properties draw:fill-color="#ccff00" draw:textarea-horizontal-align="justify" draw:textarea-vertical-align="middle" draw:auto-grow-height="false" fo:min-height="3.433cm" fo:min-width="0.389cm"/>
      <style:paragraph-properties style:writing-mode="lr-tb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3.433cm" fo:min-width="0.389cm"/>
      <style:paragraph-properties style:writing-mode="lr-tb"/>
    </style:style>
    <style:style style:name="gr4" style:family="graphic" style:parent-style-name="standard">
      <style:graphic-properties draw:fill-color="#ff0066" draw:textarea-horizontal-align="justify" draw:textarea-vertical-align="middle" draw:auto-grow-height="false" fo:min-height="3.433cm" fo:min-width="0.38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ccff00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ffff00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0066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0.889cm" svg:height="3.683cm" svg:x="2.524cm" svg:y="2.3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3.683cm" svg:x="13.534cm" svg:y="2.397cm">
          <text:p text:style-name="P1"><text:span text:style-name="T1">Nº </text:span><text:span text:style-name="T1"><text:line-break/></text:span><text:span text:style-name="T1">citas</text:span><text:span text:style-name="T1"><text:line-break/></text:span><text:span text:style-name="T1">202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3.683cm" svg:x="15.351cm" svg:y="2.397cm">
          <text:p text:style-name="P1"><text:span text:style-name="T1">JCR</text:span><text:span text:style-name="T1"><text:line-break/></text:span><text:span text:style-name="T1">202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3.683cm" svg:x="6.934cm" svg:y="2.397cm">
          <text:p text:style-name="P1"><text:span text:style-name="T1">Nº </text:span><text:span text:style-name="T1"><text:line-break/></text:span><text:span text:style-name="T1">citas</text:span><text:span text:style-name="T1"><text:line-break/></text:span><text:span text:style-name="T1">previo</text:span><text:span text:style-name="T1"><text:line-break/></text:span><text:span text:style-name="T1">2019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3.683cm" svg:x="8.034cm" svg:y="2.397cm">
          <text:p text:style-name="P1"><text:span text:style-name="T1">JCR</text:span><text:span text:style-name="T1"><text:line-break/></text:span><text:span text:style-name="T1">previo</text:span><text:span text:style-name="T1"><text:line-break/></text:span><text:span text:style-name="T1">20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3.683cm" svg:x="3.624cm" svg:y="2.397cm">
          <text:p text:style-name="P1"><text:span text:style-name="T1">Nº </text:span><text:span text:style-name="T1"><text:line-break/></text:span><text:span text:style-name="T1">citas</text:span><text:span text:style-name="T1"><text:line-break/></text:span><text:span text:style-name="T1">201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3.683cm" svg:x="4.724cm" svg:y="2.397cm">
          <text:p text:style-name="P1"><text:span text:style-name="T1">JCR</text:span><text:span text:style-name="T1"><text:line-break/></text:span><text:span text:style-name="T1">20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3.683cm" svg:x="10.271cm" svg:y="2.397cm">
          <text:p text:style-name="P1"><text:span text:style-name="T1">Nº </text:span><text:span text:style-name="T1"><text:line-break/></text:span><text:span text:style-name="T1">citas</text:span><text:span text:style-name="T1"><text:line-break/></text:span><text:span text:style-name="T1">previo</text:span><text:span text:style-name="T1"><text:line-break/></text:span><text:span text:style-name="T1">202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3.683cm" svg:x="11.371cm" svg:y="2.397cm">
          <text:p text:style-name="P1"><text:span text:style-name="T1">JCR</text:span><text:span text:style-name="T1"><text:line-break/></text:span><text:span text:style-name="T1">previo</text:span><text:span text:style-name="T1"><text:line-break/></text:span><text:span text:style-name="T1">2020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89cm" svg:height="3.683cm" svg:x="5.826cm" svg:y="2.397cm">
          <text:p text:style-name="P1"><text:span text:style-name="T1">Diff</text:span><text:span text:style-name="T1"><text:line-break/></text:span><text:span text:style-name="T1">201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89cm" svg:height="3.683cm" svg:x="9.128cm" svg:y="2.397cm">
          <text:p text:style-name="P1"><text:span text:style-name="T1">Diff</text:span><text:span text:style-name="T1"><text:line-break/></text:span><text:span text:style-name="T1">201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89cm" svg:height="3.683cm" svg:x="12.43cm" svg:y="2.397cm">
          <text:p text:style-name="P1"><text:span text:style-name="T1">Diff</text:span><text:span text:style-name="T1"><text:line-break/></text:span><text:span text:style-name="T1">20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89cm" svg:height="3.683cm" svg:x="2.524cm" svg:y="6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3.683cm" svg:x="13.534cm" svg:y="6.842cm">
          <text:p text:style-name="P1"><text:span text:style-name="T1">Nº </text:span><text:span text:style-name="T1"><text:line-break/></text:span><text:span text:style-name="T1">citas</text:span><text:span text:style-name="T1"><text:line-break/></text:span><text:span text:style-name="T1">202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3.683cm" svg:x="15.351cm" svg:y="6.842cm">
          <text:p text:style-name="P1"><text:span text:style-name="T1">JCR</text:span><text:span text:style-name="T1"><text:line-break/></text:span><text:span text:style-name="T1">20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3.683cm" svg:x="6.934cm" svg:y="6.842cm">
          <text:p text:style-name="P1"><text:span text:style-name="T1">Nº </text:span><text:span text:style-name="T1"><text:line-break/></text:span><text:span text:style-name="T1">citas</text:span><text:span text:style-name="T1"><text:line-break/></text:span><text:span text:style-name="T1">previo</text:span><text:span text:style-name="T1"><text:line-break/></text:span><text:span text:style-name="T1">201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3.683cm" svg:x="8.034cm" svg:y="6.842cm">
          <text:p text:style-name="P1"><text:span text:style-name="T1">JCR</text:span><text:span text:style-name="T1"><text:line-break/></text:span><text:span text:style-name="T1">previo</text:span><text:span text:style-name="T1"><text:line-break/></text:span><text:span text:style-name="T1">201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3.683cm" svg:x="3.624cm" svg:y="6.842cm">
          <text:p text:style-name="P1"><text:span text:style-name="T1">Nº </text:span><text:span text:style-name="T1"><text:line-break/></text:span><text:span text:style-name="T1">citas</text:span><text:span text:style-name="T1"><text:line-break/></text:span><text:span text:style-name="T1">201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3.683cm" svg:x="4.824cm" svg:y="6.842cm">
          <text:p text:style-name="P1"><text:span text:style-name="T1">JCR</text:span><text:span text:style-name="T1"><text:line-break/></text:span><text:span text:style-name="T1">20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3.683cm" svg:x="10.271cm" svg:y="6.842cm">
          <text:p text:style-name="P1"><text:span text:style-name="T1">Nº </text:span><text:span text:style-name="T1"><text:line-break/></text:span><text:span text:style-name="T1">citas</text:span><text:span text:style-name="T1"><text:line-break/></text:span><text:span text:style-name="T1">previo</text:span><text:span text:style-name="T1"><text:line-break/></text:span><text:span text:style-name="T1">2019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889cm" svg:height="3.683cm" svg:x="11.371cm" svg:y="6.842cm">
          <text:p text:style-name="P1"><text:span text:style-name="T1">JCR</text:span><text:span text:style-name="T1"><text:line-break/></text:span><text:span text:style-name="T1">previo</text:span><text:span text:style-name="T1"><text:line-break/></text:span><text:span text:style-name="T1">2019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89cm" svg:height="3.683cm" svg:x="5.826cm" svg:y="6.842cm">
          <text:p text:style-name="P1"><text:span text:style-name="T1">Diff</text:span><text:span text:style-name="T1"><text:line-break/></text:span><text:span text:style-name="T1">2017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89cm" svg:height="3.683cm" svg:x="9.128cm" svg:y="6.842cm">
          <text:p text:style-name="P1"><text:span text:style-name="T1">Diff</text:span><text:span text:style-name="T1"><text:line-break/></text:span><text:span text:style-name="T1">2018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889cm" svg:height="3.683cm" svg:x="12.43cm" svg:y="6.842cm">
          <text:p text:style-name="P1"><text:span text:style-name="T1">Diff</text:span><text:span text:style-name="T1"><text:line-break/></text:span><text:span text:style-name="T1">2019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3T19:38:07.358079194</meta:creation-date>
    <dc:date>2023-03-30T16:00:01.664000000</dc:date>
    <meta:editing-duration>PT3H41M8S</meta:editing-duration>
    <meta:editing-cycles>2</meta:editing-cycles>
    <meta:generator>LibreOffice/7.3.4.2$Windows_X86_64 LibreOffice_project/728fec16bd5f605073805c3c9e7c4212a0120dc5</meta:generator>
    <meta:document-statistic meta:object-count="24"/>
  </office:meta>
</office:document-meta>
</file>